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ntTask.getBuildfileArguments( File buil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ntTask.getTargetArguments( List targe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ntTask.getExec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ntTask.getPropertyArguments( List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ntTask.NAn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ntTask.makeTree( DocumentFragment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